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margin-left="2.701cm" fo:margin-right="0cm" fo:text-indent="0cm" style:auto-text-indent="false" style:page-number="auto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2.7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2.701cm" fo:margin-right="0cm" fo:text-indent="0cm" style:auto-text-indent="false"/>
      <style:text-properties fo:font-style="normal" style:font-style-asian="normal" style:font-style-complex="normal"/>
    </style:style>
    <style:style style:name="P7" style:family="paragraph" style:parent-style-name="Standard" style:master-page-name="">
      <style:paragraph-properties fo:margin-left="2.701cm" fo:margin-right="0cm" fo:text-indent="0cm" style:auto-text-indent="false" style:page-number="auto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2.7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59d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d976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d976" style:font-weight-asian="normal" style:font-weight-complex="normal"/>
    </style:style>
    <style:style style:name="T10" style:family="text">
      <style:text-properties officeooo:rsid="001f59d8"/>
    </style:style>
    <style:style style:name="T11" style:family="text">
      <style:text-properties officeooo:rsid="001fd9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celStepper</text:p>
      <text:p text:style-name="Standard"/>
      <text:p text:style-name="Standard">Este módulo gestiona cada pin que existe en la placa, por lo que se podrían crear tantas instancias como pines tenga la placa. 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evice</text:span>: número de dispositivo, de 0 a 9.</text:p>
      <text:p text:style-name="Standard"><text:span text:style-name="T1">MotorPin1_or_DriverStep</text:span>: Pin para motor 1 o pin driver directo.</text:p>
      <text:p text:style-name="Standard"><text:span text:style-name="T1">MotorPin2_or_DriverDirection</text:span>: Pin para motor 2 o pin dirección.</text:p>
      <text:p text:style-name="Standard"><text:span text:style-name="T1">MotorPin3</text:span>: Pin para motor 3.</text:p>
      <text:p text:style-name="Standard"><text:span text:style-name="T1">MotorPin4</text:span>: Pin para motor 4.</text:p>
      <text:p text:style-name="Standard"><text:span text:style-name="T1">MotorEnablePin</text:span>: Pin para activar o desactivar el motor.</text:p>
      <text:p text:style-name="Standard"><text:span text:style-name="T1">InvertMotorPin1, etc:</text:span> si un pin funciona en modo invertido.</text:p>
      <text:p text:style-name="Standard"><text:span text:style-name="T1">InterfaceType</text:span>: uno de ACCEL_INTERFACE_DRIVER, ACCEL_INTERFACE_2_WIRE, ACCEL_INTERFACE_3_WIRE, ACCEL_INTERFACE_4_WIRE.</text:p>
      <text:p text:style-name="Standard"><text:span text:style-name="T1">StepSize</text:span>: uno de WHOLE_STEP, HALF_STEP.</text:p>
      <text:p text:style-name="Standard"><text:span text:style-name="T1">Speed</text:span>: valor en coma flotante.</text:p>
      <text:p text:style-name="Standard"><text:span text:style-name="T1">Acceleration</text:span>: valor en coma flotante máximo 1000000.</text:p>
      <text:p text:style-name="Standard"><text:span text:style-name="T1">Steps</text:span>: pasos <text:s/>de motor a realizar.</text:p>
      <text:p text:style-name="Standard"/>
      <text:p text:style-name="Standard"><text:span text:style-name="T2">MotorPins</text:span> se comprueban sólo cuando se <text:span text:style-name="T10">activa la instancia </text:span><text:span text:style-name="T3">Enabled:=</text:span><text:span text:style-name="T2">True</text:span>, mostrando un error si fuera el caso, también se comprueba si <text:span text:style-name="T10">algún</text:span> pin está <text:span text:style-name="T10">ya </text:span>asignado. La instancia se activa con el valor de velocidad y aceleración de las propiedades.</text:p>
      <text:p text:style-name="Standard"/>
      <text:p text:style-name="Standard">Se indica que el motor está en funcionamiento mediante la propiedad de solo lectura <text:span text:style-name="T1">Running</text:span><text:span text:style-name="T8">.</text:span></text:p>
      <text:p text:style-name="Standard"><text:span text:style-name="T8">Cuando se hace </text:span><text:span text:style-name="T4">Enabled</text:span><text:span text:style-name="T8"> false, se para el motor si está funcionando con la función </text:span><text:span text:style-name="T4">Stop.</text:span></text:p>
      <text:p text:style-name="Standard"/>
      <text:p text:style-name="Standard">El evento <text:span text:style-name="T5">OnStepperPosition</text:span><text:span text:style-name="T6">, se activa con la petición </text:span><text:span text:style-name="T4">ReportPosition</text:span><text:span text:style-name="T6"> y el evento </text:span><text:span text:style-name="T5">OnStepperMoveCompleted</text:span><text:span text:style-name="T6"> cada vez que termina un movimiento.</text:span></text:p>
      <text:p text:style-name="P2"/>
      <text:p text:style-name="Standard"><text:span text:style-name="T6">Cuando se modifican las propiedades </text:span><text:span text:style-name="T4">Acceleration</text:span><text:span text:style-name="T6"> y </text:span><text:span text:style-name="T4">Speed</text:span><text:span text:style-name="T6"> en una instancia activada (Enabled = true) se envían dichos cambios al motor (no hace falta llamar a las funciones </text:span><text:span text:style-name="T4">setAcceleration</text:span><text:span text:style-name="T6"> <text:s/>ni </text:span><text:span text:style-name="T4">setSpeed</text:span><text:span text:style-name="T6">). </text:span></text:p>
      <text:p text:style-name="Standard"><text:span text:style-name="T6">Las funciones </text:span><text:span text:style-name="T5">Move</text:span><text:span text:style-name="T6"> y </text:span><text:span text:style-name="T5">MoveTo</text:span><text:span text:style-name="T6">, activan y desactivan </text:span><text:span text:style-name="T4">MotorEnablePin </text:span><text:span text:style-name="T6">si es necesario.</text:span></text:p>
      <text:p text:style-name="P2"/>
      <text:p text:style-name="Standard"><text:span text:style-name="T5">Stop</text:span><text:span text:style-name="T6">: está función detiene el motor con la aceleración programada (ver problemas con dicha función en ConfigurableFirmata más abajo).</text:span></text:p>
      <text:p text:style-name="Standard"><text:span text:style-name="T5">FastStop</text:span><text:span text:style-name="T6">: se ha implementado esta función para conseguir una parada del motor rápida, se implementa </text:span><text:span text:style-name="T7">llamando a la función Stop y </text:span><text:span text:style-name="T6">cambiando la aceleración a máxima, </text:span><text:span text:style-name="T7">una vez parado recupera su acceleración anterior.</text:span></text:p>
      <text:p text:style-name="P2"/>
      <text:p text:style-name="P2">En AccelStepper de ConfigurableFirmata la función Stop está programada en el fichero AccelStepperFirmata.ccp de la siguiente manera:</text:p>
      <text:p text:style-name="P2"/>
      <text:p text:style-name="P3">else if (stepCommand == ACCELSTEPPER_STOP) {</text:p>
      <text:p text:style-name="P4"><text:s text:c="8"/>if (stepper[deviceNum]) {</text:p>
      <text:p text:style-name="P4"><text:s text:c="10"/>stepper[deviceNum]-&gt;stop();</text:p>
      <text:p text:style-name="P4"><text:s text:c="10"/>isRunning[deviceNum] = false;</text:p>
      <text:p text:style-name="P4"><text:s text:c="10"/>reportPosition(deviceNum, true);</text:p>
      <text:p text:style-name="P4"><text:s text:c="8"/>}</text:p>
      <text:p text:style-name="P4"><text:s text:c="6"/>}</text:p>
      <text:p text:style-name="P4"><text:soft-page-break/></text:p>
      <text:p text:style-name="P5"><text:span text:style-name="T8">La función realiza una parada instantánea pero cuando se vuelve a poner en marcha el motor lo hace con la última velocidad que tenía y aceleración máxima, se puede conseguir que la parada sea de forma decelerada y además que la siguiente puesta en marcha respete la aceleración programada comentando las última </text:span><text:span text:style-name="T9">línea y cambiando</text:span><text:span text:style-name="T8"> </text:span><text:span text:style-name="T9">a true la sentencia siguiente</text:span><text:span text:style-name="T8">:</text:span></text:p>
      <text:p text:style-name="P3"/>
      <text:p text:style-name="P4">else if (stepCommand == ACCELSTEPPER_STOP) {</text:p>
      <text:p text:style-name="P4"><text:s text:c="8"/>if (stepper[deviceNum]) {</text:p>
      <text:p text:style-name="P4"><text:s text:c="10"/>stepper[deviceNum]-&gt;stop();</text:p>
      <text:p text:style-name="P4"><text:s text:c="10"/>isRunning[deviceNum] = <text:span text:style-name="T11">true</text:span>;</text:p>
      <text:p text:style-name="P4"><text:s text:c="10"/>// reportPosition(deviceNum, true);</text:p>
      <text:p text:style-name="P4"><text:s text:c="8"/>}</text:p>
      <text:p text:style-name="P4"><text:s text:c="6"/>}</text:p>
      <text:p text:style-name="P6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2-11-19T13:32:24.310000000</dc:date>
    <meta:editing-duration>PT1H54M50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0" meta:word-count="415" meta:character-count="2934" meta:non-whitespace-character-count="2451"/>
  </office:meta>
</office:document-meta>
</file>